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mpo Minado</text:p>
      <text:p text:style-name="P1"/>
      <text:p text:style-name="P1">O que foi desenvolvido?</text:p>
      <text:p text:style-name="P1"/>
      <text:p text:style-name="P2">O jogo desenvolvido consiste em um campo minado onde o objetivo é encontrar todas as posições onde não existem bombas.</text:p>
      <text:p text:style-name="P2"/>
      <text:p text:style-name="P1">Desenvolvimento</text:p>
      <text:p text:style-name="P2"/>
      <text:p text:style-name="P2">O jogador tem a opção de escolher diversos tamanhos para a matriz do jogo, sendo eles : 4x4, 8x8,</text:p>
      <text:p text:style-name="P2">16x16 e tamanho personalizado.</text:p>
      <text:p text:style-name="P2"/>
      <text:p text:style-name="P2">Além de escolher o tamanho da matriz do jogo, o jogador pode selecionar o mapa que mais lhe interessa. Dentre as opções existem : Floresta, Cidade, Pedreira e normal.</text:p>
      <text:p text:style-name="P2"/>
      <text:p text:style-name="P2">Existe também a possibilidade do jogador escolher o tempo no qual ele pretende finalizar o jogo, podendo ele pausar caso necessário. Caso o jogador não consiga finalizar o jogo no tempo estipulado ele tem a opção de reiniciar o jogo.</text:p>
      <text:p text:style-name="P1"/>
      <text:p text:style-name="P1"><text:span text:style-name="T1">Durante a partida é possivel utilizar três dicas</text:span>. <text:span text:style-name="T1">Uma dica abre algum campo ainda não descoberto onde não existe bomba</text:span>. </text:p>
      <text:p text:style-name="P1"/>
      <text:p text:style-name="P2">O jogo pode ser rodado tanto em plataformas Linux quanto Windowns.</text:p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isa Barreto</meta:initial-creator>
    <meta:creation-date>2015-11-08T21:42:22.70</meta:creation-date>
    <dc:date>2015-11-09T18:24:21.03</dc:date>
    <dc:creator>Maisa Barreto</dc:creator>
    <meta:editing-duration>PT1H7M49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1" meta:paragraph-count="10" meta:word-count="150" meta:character-count="880"/>
  </office:meta>
</office:document-meta>
</file>